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0ddcb" officeooo:paragraph-rsid="0010ddcb"/>
    </style:style>
    <style:style style:name="P13" style:family="paragraph" style:parent-style-name="Standard">
      <style:text-properties officeooo:rsid="0011dd2a" officeooo:paragraph-rsid="0011dd2a"/>
    </style:style>
    <style:style style:name="P14" style:family="paragraph" style:parent-style-name="Standard">
      <style:text-properties officeooo:rsid="0012e63e" officeooo:paragraph-rsid="0012e63e"/>
    </style:style>
    <style:style style:name="P15" style:family="paragraph" style:parent-style-name="Standard">
      <style:text-properties officeooo:rsid="0012e63e" officeooo:paragraph-rsid="00142753"/>
    </style:style>
    <style:style style:name="P16" style:family="paragraph" style:parent-style-name="Standard">
      <style:text-properties officeooo:rsid="00142753" officeooo:paragraph-rsid="00142753"/>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3">Quentin could hear a distant voice, coming to him from miles away. </text:p>
      <text:p text:style-name="P13"/>
      <text:p text:style-name="P13">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3"/>
      <text:p text:style-name="P13">“Thella!” He yelled. But although his mouth formed the words, his voice could not come forth. Not from where he was. </text:p>
      <text:p text:style-name="P13"/>
      <text:p text:style-name="P13">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3"/>
      <text:p text:style-name="P13">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3"/>
      <text:p text:style-name="P13">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3"/>
      <text:p text:style-name="P14">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4"/>
      <text:p text:style-name="P14">But Quentin gritted his teeth. His hand, no longer outreached, now clenched into a fist which he threatened at the orb. </text:p>
      <text:p text:style-name="P14"/>
      <text:p text:style-name="P14">“What gives you the right?! How could you do this? How could you leave?” He yelled, his voice giving out, and he covered his mouth as a hacking cough erupted from his chest, a severe pain even in the anti space of the emptiness.</text:p>
      <text:p text:style-name="P14"/>
      <text:p text:style-name="P14">Their mouth and face exuded sadness. Their eyes creased with sorrow. Their brows deepened in concern.</text:p>
      <text:p text:style-name="P14"/>
      <text:p text:style-name="P14">But this only enraged Quentin further. </text:p>
      <text:p text:style-name="P14"/>
      <text:p text:style-name="P14">“How could you leave?!” He shouted again. “You had no right! Neither of you! It wasn't fair. Gods be forgotten, it wasn't fair of you.”</text:p>
      <text:p text:style-name="P14"/>
      <text:p text:style-name="P14">He clutched his arms to his chest, and hugged himself, spotlighted in the moonlight of the two figures. </text:p>
      <text:p text:style-name="P14"/>
      <text:p text:style-name="P14">“I just want… I just want...” Quentin started, rocking back and forth on the balls of his feet. </text:p>
      <text:p text:style-name="P14"/>
      <text:p text:style-name="P14">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4"/>
      <text:p text:style-name="P14">A cold fire caught his body and he felt himself being pulled slowly towards the moonlight.</text:p>
      <text:p text:style-name="P14"/>
      <text:p text:style-name="P14">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4"/>
      <text:p text:style-name="P14">The figures smiled their cold pitiful smile once more. </text:p>
      <text:p text:style-name="P14"/>
      <text:p text:style-name="P15">“<text:span text:style-name="T11">I was wrong. Can… Can you forgive me?</text:span>” <text:span text:style-name="T11">He sobbed. And he looked to the figures once more, this time plaintively.</text:span></text:p>
      <text:p text:style-name="P15"/>
      <text:p text:style-name="P15"><text:span text:style-name="T11">The figures made as if to speak. </text:span></text:p>
      <text:p text:style-name="P15"/>
      <text:p text:style-name="P15"><text:span text:style-name="T11">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span></text:p>
      <text:p text:style-name="P15"><text:soft-page-break/><text:span text:style-name="T11">The figures opened their mouths.</text:span></text:p>
      <text:p text:style-name="P15"/>
      <text:p text:style-name="P15"><text:span text:style-name="T11">The sound of water filled his ears. He heard the sound of Thella in some alternate distance. But yet he was fixated on the figures. </text:span></text:p>
      <text:p text:style-name="P15"/>
      <text:p text:style-name="P15">“<text:span text:style-name="T11">Do you forgive me?</text:span>” <text:span text:style-name="T11">He cried as he sped upwards. </text:span></text:p>
      <text:p text:style-name="P15"/>
      <text:p text:style-name="P15"><text:span text:style-name="T11">The figures started to speak </text:span></text:p>
      <text:p text:style-name="P15"/>
      <text:p text:style-name="P15"><text:span text:style-name="T11">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span></text:p>
      <text:p text:style-name="P15"/>
      <text:p text:style-name="P15"><text:span text:style-name="T11">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span></text:p>
      <text:p text:style-name="P15"/>
      <text:p text:style-name="P16">He coughed and the burning sensation rose through his throat and he coughed, spitting out water mixed with blood, dark against the silver light of the now ascendant moon. </text:p>
      <text:p text:style-name="P16"/>
      <text:p text:style-name="P16">“Thella?” He asked weakly. The child in front of him solidified into view. </text:p>
      <text:p text:style-name="P16"/>
      <text:p text:style-name="P16">“Oh gods. Oh gods, yes! Uncle. Its me Uncle. Are you ok? I'm so glad!” She said, tears forming in her eyes. </text:p>
      <text:p text:style-name="P16"/>
      <text:p text:style-name="P16">“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6"/>
      <text:p text:style-name="P16"/>
      <text:p text:style-name="P9"/>
      <text:p text:style-name="P9"/>
      <text:p text:style-name="P8"/>
      <text:p text:style-name="P8"/>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7-10T00:37:35.698000000</dc:date>
    <meta:editing-duration>PT1H43M57S</meta:editing-duration>
    <meta:editing-cycles>16</meta:editing-cycles>
    <meta:generator>LibreOffice/5.0.5.2$Windows_X86_64 LibreOffice_project/55b006a02d247b5f7215fc6ea0fde844b30035b3</meta:generator>
    <meta:document-statistic meta:table-count="0" meta:image-count="0" meta:object-count="0" meta:page-count="7" meta:paragraph-count="101" meta:word-count="3222" meta:character-count="17742" meta:non-whitespace-character-count="14560"/>
  </office:meta>
</office:document-meta>
</file>